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6.585cm" svg:height="0.963cm" svg:x="6cm" svg:y="9.958cm">
          <draw:text-box>
            <text:p>фцвфцвфцвфцвфцв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M9S</meta:editing-duration>
    <meta:editing-cycles>3</meta:editing-cycles>
    <meta:generator>OpenOffice/4.1.10$Win32 OpenOffice.org_project/4110m2$Build-9807</meta:generator>
    <dc:date>2023-01-15T14:56:24.66</dc:date>
    <meta:document-statistic meta:object-count="24"/>
  </office:meta>
</office:document-meta>
</file>